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585" officeooo:paragraph-rsid="000ad585"/>
    </style:style>
    <style:style style:name="P2" style:family="paragraph" style:parent-style-name="Standard">
      <style:text-properties fo:font-weight="bold" officeooo:rsid="000ad585" officeooo:paragraph-rsid="000ad58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ad585" officeooo:paragraph-rsid="000ad585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bold" officeooo:rsid="000ad585" officeooo:paragraph-rsid="000f46c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ad585" officeooo:paragraph-rsid="000ad58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158f8" officeooo:paragraph-rsid="001158f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b4683" officeooo:paragraph-rsid="001b468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ad8a1" officeooo:paragraph-rsid="001ad8a1" style:font-weight-asian="bold" style:font-weight-complex="bold"/>
    </style:style>
    <style:style style:name="P9" style:family="paragraph" style:parent-style-name="Standard">
      <style:text-properties officeooo:rsid="000ad585" officeooo:paragraph-rsid="000f46c3"/>
    </style:style>
    <style:style style:name="P10" style:family="paragraph" style:parent-style-name="Standard">
      <style:text-properties officeooo:rsid="001158f8" officeooo:paragraph-rsid="001158f8"/>
    </style:style>
    <style:style style:name="P11" style:family="paragraph" style:parent-style-name="Standard">
      <style:text-properties officeooo:rsid="001158f8" officeooo:paragraph-rsid="001b4683"/>
    </style:style>
    <style:style style:name="P12" style:family="paragraph" style:parent-style-name="Standard">
      <style:text-properties officeooo:rsid="0015b54d" officeooo:paragraph-rsid="0015b54d"/>
    </style:style>
    <style:style style:name="P13" style:family="paragraph" style:parent-style-name="Standard">
      <style:text-properties officeooo:rsid="0015b54d" officeooo:paragraph-rsid="001b4683"/>
    </style:style>
    <style:style style:name="P14" style:family="paragraph" style:parent-style-name="Standard">
      <style:text-properties officeooo:rsid="0015c76f" officeooo:paragraph-rsid="0015c76f"/>
    </style:style>
    <style:style style:name="P15" style:family="paragraph" style:parent-style-name="Standard">
      <style:text-properties officeooo:rsid="0015c76f" officeooo:paragraph-rsid="001b4683"/>
    </style:style>
    <style:style style:name="P16" style:family="paragraph" style:parent-style-name="Standard">
      <style:text-properties officeooo:rsid="001ad8a1" officeooo:paragraph-rsid="001ad8a1"/>
    </style:style>
    <style:style style:name="P17" style:family="paragraph" style:parent-style-name="Standard">
      <style:text-properties officeooo:rsid="001ad8a1" officeooo:paragraph-rsid="001b4683"/>
    </style:style>
    <style:style style:name="P18" style:family="paragraph" style:parent-style-name="Standard">
      <style:text-properties officeooo:rsid="001b4683" officeooo:paragraph-rsid="001b4683"/>
    </style:style>
    <style:style style:name="P19" style:family="paragraph" style:parent-style-name="Standard">
      <style:text-properties officeooo:rsid="001b4683" officeooo:paragraph-rsid="0015c7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5ff5" style:font-weight-asian="normal" style:font-weight-complex="normal"/>
    </style:style>
    <style:style style:name="T3" style:family="text">
      <style:text-properties fo:font-weight="normal" officeooo:rsid="000f46c3" style:font-weight-asian="normal" style:font-weight-complex="normal"/>
    </style:style>
    <style:style style:name="T4" style:family="text">
      <style:text-properties fo:font-weight="normal" officeooo:rsid="00111db8" style:font-weight-asian="normal" style:font-weight-complex="normal"/>
    </style:style>
    <style:style style:name="T5" style:family="text">
      <style:text-properties fo:font-weight="normal" officeooo:rsid="001158f8" style:font-weight-asian="normal" style:font-weight-complex="normal"/>
    </style:style>
    <style:style style:name="T6" style:family="text">
      <style:text-properties fo:font-weight="normal" officeooo:rsid="0013d740" style:font-weight-asian="normal" style:font-weight-complex="normal"/>
    </style:style>
    <style:style style:name="T7" style:family="text">
      <style:text-properties fo:font-weight="normal" officeooo:rsid="0015b54d" style:font-weight-asian="normal" style:font-weight-complex="normal"/>
    </style:style>
    <style:style style:name="T8" style:family="text">
      <style:text-properties fo:font-weight="normal" officeooo:rsid="001743db" style:font-weight-asian="normal" style:font-weight-complex="normal"/>
    </style:style>
    <style:style style:name="T9" style:family="text">
      <style:text-properties fo:font-weight="normal" officeooo:rsid="001b4683" style:font-weight-asian="normal" style:font-weight-complex="normal"/>
    </style:style>
    <style:style style:name="T10" style:family="text">
      <style:text-properties fo:font-weight="normal" officeooo:rsid="001ad8a1" style:font-weight-asian="normal" style:font-weight-complex="normal"/>
    </style:style>
    <style:style style:name="T11" style:family="text">
      <style:text-properties officeooo:rsid="00111db8"/>
    </style:style>
    <style:style style:name="T12" style:family="text">
      <style:text-properties officeooo:rsid="0013d74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743db"/>
    </style:style>
    <style:style style:name="T15" style:family="text">
      <style:text-properties officeooo:rsid="001b468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au de suivi : </text:p>
      <text:p text:style-name="P1"/>
      <text:p text:style-name="P5">Mardi/19/04/22 :</text:p>
      <text:p text:style-name="P1"><text:tab/>.Maquettage du site de la BDD.</text:p>
      <text:p text:style-name="P1"><text:tab/>Création des différents modèles :</text:p>
      <text:p text:style-name="P1"><text:tab/><text:tab/>MCD , MPD</text:p>
      <text:p text:style-name="P1"><text:tab/>Création de la BDD</text:p>
      <text:p text:style-name="P1"><text:tab/><text:tab/>Maquettage de la BDD <text:s/>format papier et ordi </text:p>
      <text:p text:style-name="P2"/>
      <text:p text:style-name="P5"><text:span text:style-name="T15">vendredi </text:span>2<text:span text:style-name="T15">2</text:span>/04/22</text:p>
      <text:p text:style-name="P4"><text:tab/>.<text:span text:style-name="T2">Creation des pages header et footer + </text:span><text:span text:style-name="T3">commentaires linéraire</text:span></text:p>
      <text:p text:style-name="P9"><text:span text:style-name="T2"><text:tab/>.</text:span><text:span text:style-name="T3">Creation des pages et mise en fonctionnalités de l’inscription et la connexion </text:span><text:span text:style-name="T4">+ <text:tab/><text:tab/>commentaires de ces derniers </text:span></text:p>
      <text:p text:style-name="P9"><text:span text:style-name="T4"><text:tab/>.</text:span><text:span text:style-name="T5"> </text:span></text:p>
      <text:p text:style-name="P10"><text:span text:style-name="T4"/></text:p>
      <text:p text:style-name="P6"><text:span text:style-name="T15">lundi</text:span> 2<text:span text:style-name="T15">5</text:span>/04/22 </text:p>
      <text:p text:style-name="P11"><text:span text:style-name="T1">.</text:span><text:span text:style-name="T9">Commentaire</text:span><text:span text:style-name="T1"><text:tab/></text:span></text:p>
      <text:p text:style-name="P11"><text:span text:style-name="T1">.Creation des pages index + codage de la page index_traitement.php </text:span></text:p>
      <text:p text:style-name="P10"><text:span text:style-name="T1"><text:tab/>.Alimentation de la base de données </text:span></text:p>
      <text:p text:style-name="P11"><text:span text:style-name="T1"><text:tab/>.</text:span><text:span text:style-name="T6">Système de verrouillage de session et codage des sessions distinctes entre utilisateurs admin <text:s text:c="2"/>et visiteurs.</text:span></text:p>
      <text:p text:style-name="P11"><text:span text:style-name="T7"><text:tab/>.</text:span><text:span text:style-name="T9">Commentaire</text:span></text:p>
      <text:p text:style-name="P13"><text:span text:style-name="T1"><text:tab/>.Check up de toutes les fonctionnalités et pages crées </text:span></text:p>
      <text:p text:style-name="P12"><text:span text:style-name="T1"><text:tab/>.Fix erreurs ou bug </text:span><text:span text:style-name="T9">rencontrés</text:span></text:p>
      <text:p text:style-name="P15"><text:span text:style-name="T6"><text:tab/>.</text:span><text:span text:style-name="T9">Commentaire</text:span></text:p>
      <text:p text:style-name="P8"><text:span text:style-name="T14">M</text:span><text:span text:style-name="T12">ardi 2</text:span><text:span text:style-name="T15">6</text:span><text:span text:style-name="T12">/04/22</text:span></text:p>
      <text:p text:style-name="P15"><text:span text:style-name="T6"/></text:p>
      <text:p text:style-name="P15"><text:span text:style-name="T6">.</text:span><text:span text:style-name="T1">Création des fonctionnalités de l’admin tel que l’ajoutart.php ainsi que la visualisation de tous les utilisateurs via la page allusers.php </text:span></text:p>
      <text:p text:style-name="P14"><text:span text:style-name="T1"><text:tab/>.Modification des informations du profil admin </text:span></text:p>
      <text:p text:style-name="P14"><text:span text:style-name="T1"><text:tab/>.Modification des informations du profil user par le user </text:span></text:p>
      <text:p text:style-name="P14"><text:span text:style-name="T1"><text:tab/>.</text:span><text:span text:style-name="T8">Modification des informations du profil user par l’admin </text:span></text:p>
      <text:p text:style-name="P14"><text:span text:style-name="T8"><text:tab/>.</text:span><text:span text:style-name="T10">.</text:span><text:span text:style-name="T9">Commentaire</text:span></text:p>
      <text:p text:style-name="P17"><text:span text:style-name="T1"><text:tab/>.Check des fonctionnalités annexes </text:span></text:p>
      <text:p text:style-name="P16"><text:span text:style-name="T1"><text:tab/>Mise en place du css </text:span></text:p>
      <text:p text:style-name="P16"><text:span text:style-name="T1"><text:tab/>.Modification de la partie upload version admin </text:span></text:p>
      <text:p text:style-name="P16"><text:span text:style-name="T1"><text:tab/>.</text:span><text:span text:style-name="T9">Creation du sytème d’emprunt </text:span></text:p>
      <text:p text:style-name="P19"><text:span text:style-name="T8"/></text:p>
      <text:p text:style-name="P14"><text:span text:style-name="T8"/></text:p>
      <text:p text:style-name="P8"/>
      <text:p text:style-name="P17"><text:span text:style-name="T1"><text:tab/></text:span></text:p>
      <text:p text:style-name="P7">Vendredi 29 /<text:span text:style-name="T16">04</text:span><text:span text:style-name="T18">/22</text:span></text:p>
      <text:p text:style-name="P18"><text:span text:style-name="T19"><text:tab/>Modification du mcd mpd </text:span></text:p>
      <text:p text:style-name="P18"><text:span text:style-name="T19"><text:tab/>Correction de code </text:span></text:p>
      <text:p text:style-name="P18"><text:span text:style-name="T19"><text:tab/>Réalisation de la charte graphique </text:span></text:p>
      <text:p text:style-name="P18"><text:span text:style-name="T19"><text:tab/>Finalisation de la rédaction du tableau de bord </text:span></text:p>
      <text:p text:style-name="P18"><text:span text:style-name="T19"><text:tab/></text:span></text:p>
      <text:p text:style-name="P18"><text:span text:style-name="T19"><text:tab/></text:span></text:p>
      <text:p text:style-name="P16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2:14:36.037446261</meta:creation-date>
    <meta:editing-duration>P4DT1H20M49S</meta:editing-duration>
    <meta:editing-cycles>14</meta:editing-cycles>
    <meta:generator>LibreOffice/6.4.7.2$Linux_X86_64 LibreOffice_project/40$Build-2</meta:generator>
    <dc:date>2022-04-29T19:48:08.545713379</dc:date>
    <meta:document-statistic meta:table-count="0" meta:image-count="0" meta:object-count="0" meta:page-count="1" meta:paragraph-count="39" meta:word-count="200" meta:character-count="1353" meta:non-whitespace-character-count="1130"/>
  </office:meta>
</office:document-meta>
</file>